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</text:p>
            <text:p>0.20 ##</text:p>
            <text:p>0.15##</text:p>
            <text:p>0.10##</text:p>
            <text:p>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3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## </text:p>
            <text:p>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##</text:p>
            <text:p>After curing</text:p>
          </table:table-cell>
          <table:table-cell table:style-name="ce3" office:value-type="string" calcext:value-type="string">
            <text:p>0.20 ##</text:p>
            <text:p>0.15 ##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</text:p>
            <text:p>Very sprakly in direct sunlight</text:p>
          </table:table-cell>
          <table:table-cell table:style-name="ce3" office:value-type="string" calcext:value-type="string">
            <text:p>0.20 ##</text:p>
            <text:p>0.15 ##</text:p>
            <text:p>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</text:p>
            <text:p>very good layer adheasion, rubber like</text:p>
          </table:table-cell>
          <table:table-cell table:style-name="ce3" office:value-type="string" calcext:value-type="string">
            <text:p>0.30 ##</text:p>
            <text:p>0.25 ##</text:p>
            <text:p>0.20 ##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</text:p>
            <text:p>50% Steel powder, ##</text:p>
            <text:p>Good Post-Processing, Heavy, ## </text:p>
            <text:p><text:span text:style-name="T1">RECALIBRATE Z!!!</text:span></text:p>
          </table:table-cell>
          <table:table-cell table:style-name="ce3" office:value-type="string" calcext:value-type="string">
            <text:p>0.20 ##</text:p>
            <text:p>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</text:p>
            <text:p>Stone like look, and a bit of a feel, ##</text:p>
            <text:p><text:span text:style-name="T1">Recalibrate Z!</text:span></text:p>
          </table:table-cell>
          <table:table-cell table:style-name="ce2" office:value-type="string" calcext:value-type="string">
            <text:p>0.10</text:p>
            <text:p>0.15</text:p>
            <text:p>0.20</text:p>
            <text:p>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7:45:54.709210571</dc:date>
    <meta:editing-duration>PT5H27M33S</meta:editing-duration>
    <meta:editing-cycles>15</meta:editing-cycles>
    <meta:generator>LibreOffice/6.1.6.3$Linux_X86_64 LibreOffice_project/10$Build-3</meta:generator>
    <meta:document-statistic meta:table-count="1" meta:cell-count="46" meta:object-count="0"/>
  </office:meta>
</office:document-meta>
</file>